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/4/13 – Monday (day 1)</text:p>
      <text:p text:style-name="Standard">Start: 11:00 AM</text:p>
      <text:p text:style-name="Standard">Projected stop: 7:00 PM</text:p>
      <text:p text:style-name="Standard">Stop: 3:34 PM</text:p>
      <text:p text:style-name="Standard">Time: 4 hours 34 minutes</text:p>
      <text:p text:style-name="Standard">Goal: 8 hours</text:p>
      <text:p text:style-name="Standard">Deficit: 3 hours 26 minutes</text:p>
      <text:p text:style-name="Standard"/>
      <text:p text:style-name="Standard">2/5/13 – Tuesday (day 2)</text:p>
      <text:p text:style-name="Standard">Start:</text:p>
      <text:p text:style-name="Standard">Stop:</text:p>
      <text:p text:style-name="Standard">Time:</text:p>
      <text:p text:style-name="Standard">Goal:</text:p>
      <text:p text:style-name="Standard"/>
      <text:p text:style-name="Standard">2/6/13 – Wednesday (day 3)</text:p>
      <text:p text:style-name="Standard">Start: 1:00 PM</text:p>
      <text:p text:style-name="Standard">Projected stop: 9:00 PM</text:p>
      <text:p text:style-name="Standard">Stop: 4:32 PM</text:p>
      <text:p text:style-name="Standard">Time: <text:s/>3 hours 32 minutes</text:p>
      <text:p text:style-name="Standard">Goal: 8 hours</text:p>
      <text:p text:style-name="Standard">Deficit: 4 hours 28 minutes</text:p>
      <text:p text:style-name="Standard"/>
      <text:p text:style-name="Standard">2/7/13 – Thursday (day 4)</text:p>
      <text:p text:style-name="Standard">Start: 1:00 PM</text:p>
      <text:p text:style-name="Standard">Projected stop: 9:00 PM</text:p>
      <text:p text:style-name="Standard">Stop: 4:00 PM</text:p>
      <text:p text:style-name="Standard">Time: 3 hours</text:p>
      <text:p text:style-name="Standard">Goal: 8 hours</text:p>
      <text:p text:style-name="Standard">Deficit: 5 hours</text:p>
      <text:p text:style-name="Standard"/>
      <text:p text:style-name="Standard">2/8/13 – Friday (day 5)</text:p>
      <text:p text:style-name="Standard">Start: 2:00 PM</text:p>
      <text:p text:style-name="Standard">Projected stop: 7:00 PM</text:p>
      <text:p text:style-name="Standard">Stop:7:00 PM</text:p>
      <text:p text:style-name="Standard">Time: 5 hours</text:p>
      <text:p text:style-name="Standard">Goal: 5 hours</text:p>
      <text:p text:style-name="Standard">Deficit: None</text:p>
      <text:p text:style-name="Standard"/>
      <text:p text:style-name="Standard">2/9/13 – Saturday (day 6)</text:p>
      <text:p text:style-name="Standard">Start:</text:p>
      <text:p text:style-name="Standard">Projected stop: </text:p>
      <text:p text:style-name="Standard">Stop:</text:p>
      <text:p text:style-name="Standard">Time:</text:p>
      <text:p text:style-name="Standard">Goal: 0 hours</text:p>
      <text:p text:style-name="Standard">Deficit:</text:p>
      <text:p text:style-name="Standard"/>
      <text:p text:style-name="Standard"/>
      <text:p text:style-name="Standard"/>
      <text:p text:style-name="Standard"/>
      <text:p text:style-name="Standard"><text:soft-page-break/>2/10/13 – Sunday (day 7)</text:p>
      <text:p text:style-name="Standard">Start:</text:p>
      <text:p text:style-name="Standard">Projected stop:</text:p>
      <text:p text:style-name="Standard">Stop:</text:p>
      <text:p text:style-name="Standard">Time:</text:p>
      <text:p text:style-name="Standard">Goal:</text:p>
      <text:p text:style-name="Standard">Deficit:</text:p>
      <text:p text:style-name="Standard"/>
      <text:p text:style-name="Standard">2/11/13 – Monday (day 8)</text:p>
      <text:p text:style-name="Standard">Start: 12:30 PM</text:p>
      <text:p text:style-name="Standard">Projected stop: 10:30 PM</text:p>
      <text:p text:style-name="Standard">Stop: 6:30 PM</text:p>
      <text:p text:style-name="Standard">Time: 6 hours</text:p>
      <text:p text:style-name="Standard">Goal: 8 hours</text:p>
      <text:p text:style-name="Standard">Deficit:</text:p>
      <text:p text:style-name="Standard"/>
      <text:p text:style-name="Standard">2/12/13 – Tuesday (day 9)</text:p>
      <text:p text:style-name="Standard">Start: 4:00 PM</text:p>
      <text:p text:style-name="Standard">Projected stop: 12:00 AM</text:p>
      <text:p text:style-name="Standard">Stop: 12:00 AM</text:p>
      <text:p text:style-name="Standard">Time: 8 hours</text:p>
      <text:p text:style-name="Standard">Goal: 8 hours</text:p>
      <text:p text:style-name="Standard">Deficit: 0 hours</text:p>
      <text:p text:style-name="Standard"/>
      <text:p text:style-name="Standard">2/13/13 – Wednesday (day 10)</text:p>
      <text:p text:style-name="Standard">Start:</text:p>
      <text:p text:style-name="Standard">Projected stop:</text:p>
      <text:p text:style-name="Standard">Stop:</text:p>
      <text:p text:style-name="Standard">Time:</text:p>
      <text:p text:style-name="Standard">Goal: 8 hours</text:p>
      <text:p text:style-name="Standard">Deficit:</text:p>
      <text:p text:style-name="Standard"/>
      <text:p text:style-name="Standard">2/14/13 – Thursday (day 11)</text:p>
      <text:p text:style-name="Standard">Start:</text:p>
      <text:p text:style-name="Standard">Projected stop:</text:p>
      <text:p text:style-name="Standard">Stop:</text:p>
      <text:p text:style-name="Standard">Time:</text:p>
      <text:p text:style-name="Standard">Goal: 8 hours</text:p>
      <text:p text:style-name="Standard">Deficit:</text:p>
      <text:p text:style-name="Standard"/>
      <text:p text:style-name="Standard">2/15/13 – Friday (day 12)</text:p>
      <text:p text:style-name="Standard">Start:</text:p>
      <text:p text:style-name="Standard">Projected stop:</text:p>
      <text:p text:style-name="Standard">Stop:</text:p>
      <text:p text:style-name="Standard">Time:</text:p>
      <text:p text:style-name="Standard">Goal: 8 hours</text:p>
      <text:p text:style-name="Standard">Deficit:</text:p>
      <text:p text:style-name="Standard"/>
      <text:p text:style-name="Standard"/>
      <text:p text:style-name="Standard"><text:soft-page-break/>2/16/13 – Saturday (day 13)</text:p>
      <text:p text:style-name="Standard">Start: 4:00 PM</text:p>
      <text:p text:style-name="Standard">Projected stop: 12:00 AM</text:p>
      <text:p text:style-name="Standard">Stop: 8:19 PM</text:p>
      <text:p text:style-name="Standard">Time: 4 hours 19 minutes</text:p>
      <text:p text:style-name="Standard">Goal: 0 hours</text:p>
      <text:p text:style-name="Standard">Deficit: -4 hours 19 minutes</text:p>
      <text:p text:style-name="Standard"/>
      <text:p text:style-name="Standard">2/19/13 – Tuesday</text:p>
      <text:p text:style-name="Standard">Start: 11:00 AM</text:p>
      <text:p text:style-name="Standard">Projected stop: 7:00 PM</text:p>
      <text:p text:style-name="Standard">Stop: 7:00 PM</text:p>
      <text:p text:style-name="Standard">Time: 8 hours</text:p>
      <text:p text:style-name="Standard">Goal: 8 hours</text:p>
      <text:p text:style-name="Standard">Deficit: 0 hours</text:p>
      <text:p text:style-name="Standard"/>
      <text:p text:style-name="Standard">2/20/13 – Wednesday</text:p>
      <text:p text:style-name="Standard">Start: 9:00 PM</text:p>
      <text:p text:style-name="Standard">Projected stop: 5:00 AM</text:p>
      <text:p text:style-name="Standard">Stop: 7:00 AM</text:p>
      <text:p text:style-name="Standard">Time: 10 hours</text:p>
      <text:p text:style-name="Standard">Goal: 8 hours</text:p>
      <text:p text:style-name="Standard">Deficit: -2 hours</text:p>
      <text:p text:style-name="Standard"/>
      <text:p text:style-name="Standard">2/21/13 – Thursday</text:p>
      <text:p text:style-name="Standard">Start: 7:00 PM</text:p>
      <text:p text:style-name="Standard">Projected stop: 3:00 AM</text:p>
      <text:p text:style-name="Standard">Stop: 3:00 AM</text:p>
      <text:p text:style-name="Standard">Time: 8 hours</text:p>
      <text:p text:style-name="Standard">Goal: 8 hours</text:p>
      <text:p text:style-name="Standard">Deficit: 0 hours</text:p>
      <text:p text:style-name="Standard"/>
      <text:p text:style-name="Standard">2/22/13 – Friday</text:p>
      <text:p text:style-name="Standard"/>
      <text:p text:style-name="Standard">2/23/13 – Saturday</text:p>
      <text:p text:style-name="Standard"/>
      <text:p text:style-name="Standard">2/24/13 – Sunday</text:p>
      <text:p text:style-name="Standard"/>
      <text:p text:style-name="Standard">2/25/13 – Monday</text:p>
      <text:p text:style-name="Standard">Start: 9:30 AM</text:p>
      <text:p text:style-name="Standard">Projected stop: 5:30 PM</text:p>
      <text:p text:style-name="Standard">Stop: 4:11 PM</text:p>
      <text:p text:style-name="Standard">Time:</text:p>
      <text:p text:style-name="Standard">Goal: 8 hours</text:p>
      <text:p text:style-name="Standard">Deficit:</text:p>
      <text:p text:style-name="Standard"/>
      <text:p text:style-name="Standard"/>
      <text:p text:style-name="Standard"/>
      <text:p text:style-name="Standard"/>
      <text:p text:style-name="Standard"><text:soft-page-break/>2/26/12 – Tuesday</text:p>
      <text:p text:style-name="Standard">Start: 4:30 AM</text:p>
      <text:p text:style-name="Standard">Projected stop: 12:30 PM</text:p>
      <text:p text:style-name="Standard">Stop: 7:20 AM</text:p>
      <text:p text:style-name="Standard">Time:</text:p>
      <text:p text:style-name="Standard">Goal: 8 hours</text:p>
      <text:p text:style-name="Standard">Deficit:</text:p>
      <text:p text:style-name="Standard"/>
      <text:p text:style-name="Standard">3/19/13 – Tuesday</text:p>
      <text:p text:style-name="Standard">Start: 2:30 PM</text:p>
      <text:p text:style-name="Standard">Projected stop: 10:30 PM</text:p>
      <text:p text:style-name="Standard">Stop: 6:34 PM</text:p>
      <text:p text:style-name="Standard">Time: 4 hours 4 minutes</text:p>
      <text:p text:style-name="Standard">Goal: 8 hours</text:p>
      <text:p text:style-name="Standard">Deficit:</text:p>
      <text:p text:style-name="Standard"/>
      <text:p text:style-name="Standard">3/28/13 – Thursday</text:p>
      <text:p text:style-name="Standard">Start:</text:p>
      <text:p text:style-name="Standard">Projected stop:</text:p>
      <text:p text:style-name="Standard">Stop:</text:p>
      <text:p text:style-name="Standard">Time:</text:p>
      <text:p text:style-name="Standard">Goal: 8 hours</text:p>
      <text:p text:style-name="Standard">Deficit:</text:p>
      <text:p text:style-name="Standard"/>
      <text:p text:style-name="Standard">4/1/13 – Monday</text:p>
      <text:p text:style-name="Standard">Start: 2:00 PM</text:p>
      <text:p text:style-name="Standard">Projected stop:</text:p>
      <text:p text:style-name="Standard">Stop:</text:p>
      <text:p text:style-name="Standard">Time:</text:p>
      <text:p text:style-name="Standard">Goal: 8 hours</text:p>
      <text:p text:style-name="Standard">Deficit:</text:p>
      <text:p text:style-name="Standard"/>
      <text:p text:style-name="Standard">Total deficit: 32 hours 35 minutes</text:p>
      <text:p text:style-name="Standard"/>
      <text:p text:style-name="Standard">8/5/13 – Monday</text:p>
      <text:p text:style-name="Standard">Start: 5:40 PM</text:p>
      <text:p text:style-name="Standard">Projected stop: 1:40 AM</text:p>
      <text:p text:style-name="Standard">Stop: 10:00 PM</text:p>
      <text:p text:style-name="Standard">Time: 4 hours 20 minutes</text:p>
      <text:p text:style-name="Standard">Goal: 8 hours</text:p>
      <text:p text:style-name="Standard">Deficit:</text:p>
      <text:p text:style-name="Standard">Notes: Ran into a strange DirectX scaling problem where it scales everything based upon the new back buffer... Gotta wait for forum answer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/12/13 – Monday</text:p>
      <text:p text:style-name="Standard">Start: 6:30 PM</text:p>
      <text:p text:style-name="Standard">Projected stop: 2:30 AM</text:p>
      <text:p text:style-name="Standard">Stop: 2:58 AM</text:p>
      <text:p text:style-name="Standard">Time:</text:p>
      <text:p text:style-name="Standard">Goal: 8 hours</text:p>
      <text:p text:style-name="Standard"/>
      <text:p text:style-name="Standard">8/14/13 – Wednesday</text:p>
      <text:p text:style-name="Standard">Start: 11:47 PM</text:p>
      <text:p text:style-name="Standard">Projected stop: 7:47 AM</text:p>
      <text:p text:style-name="Standard">Stop: 6:08 AM</text:p>
      <text:p text:style-name="Standard">Time:</text:p>
      <text:p text:style-name="Standard">Goal: 8 hours</text:p>
      <text:p text:style-name="Standard">Notes: So burnt on trying to make a sensible animation handler. Will continue this tomorrow with a fresh mind.</text:p>
      <text:p text:style-name="Standard"><text:tab/>Animation should be based on the frame's time, not the current time</text:p>
      <text:p text:style-name="Standard"><text:tab/><text:tab/>Syncs frames</text:p>
      <text:p text:style-name="Standard"><text:tab/><text:tab/><text:tab/>This might exacerbate the problem? But it needs to be synced</text:p>
      <text:p text:style-name="Standard"/>
      <text:p text:style-name="Standard">8/29/13</text:p>
      <text:p text:style-name="Standard">Start: <text:s/>1:30 PM</text:p>
      <text:p text:style-name="Standard">Projected stop: 9:30 PM</text:p>
      <text:p text:style-name="Standard">Time: 8:00 PM</text:p>
      <text:p text:style-name="Standard">Goal: 8 hours</text:p>
      <text:p text:style-name="Standard">Notes:</text:p>
      <text:p text:style-name="Standard"/>
      <text:p text:style-name="Standard">9/1/13</text:p>
      <text:p text:style-name="Standard">Start: 2:10 PM</text:p>
      <text:p text:style-name="Standard">Projected Stop: 10:10 PM</text:p>
      <text:p text:style-name="Standard">Stop: 10:17 PM</text:p>
      <text:p text:style-name="Standard">Time: 8 hours 7 minutes</text:p>
      <text:p text:style-name="Standard">Goal: 8 hours</text:p>
      <text:p text:style-name="Standard">Notes:</text:p>
      <text:p text:style-name="Standard"/>
      <text:p text:style-name="Standard">9/2/13</text:p>
      <text:p text:style-name="Standard">Start: 4:00 PM</text:p>
      <text:p text:style-name="Standard">Projected Stop: 12:00 PM</text:p>
      <text:p text:style-name="Standard">Stop: 11:00 PM</text:p>
      <text:p text:style-name="Standard">Time: <text:s/>7 hours</text:p>
      <text:p text:style-name="Standard">Goal: 8 hours</text:p>
      <text:p text:style-name="Standard">Notes:</text:p>
      <text:p text:style-name="Standard"/>
      <text:p text:style-name="Standard">9/3/13</text:p>
      <text:p text:style-name="Standard">Start: 4:45 PM</text:p>
      <text:p text:style-name="Standard">Projected Stop: 12:25 PM</text:p>
      <text:p text:style-name="Standard">Stop: 12:45</text:p>
      <text:p text:style-name="Standard">Time: 8 hours 20 minutes</text:p>
      <text:p text:style-name="Standard">Goal: 8 hours</text:p>
      <text:p text:style-name="Standard">Notes:</text:p>
      <text:p text:style-name="Standard"><text:soft-page-break/>9/4/13</text:p>
      <text:p text:style-name="Standard">Start: 5:00 PM</text:p>
      <text:p text:style-name="Standard">Projected Stop: 1:00 AM</text:p>
      <text:p text:style-name="Standard">Stop: 1:00 AM</text:p>
      <text:p text:style-name="Standard">Time: 8 hours</text:p>
      <text:p text:style-name="Standard">Goal: 8 hours</text:p>
      <text:p text:style-name="Standard">Notes:</text:p>
      <text:p text:style-name="Standard"/>
      <text:p text:style-name="Standard">9/5/13</text:p>
      <text:p text:style-name="Standard">Start: 4:10 PM</text:p>
      <text:p text:style-name="Standard">Projected stop: 12:10 AM</text:p>
      <text:p text:style-name="Standard">Stop:</text:p>
      <text:p text:style-name="Standard">Time:</text:p>
      <text:p text:style-name="Standard">Goal: 8 hours</text:p>
      <text:p text:style-name="Standard">Notes:</text:p>
      <text:p text:style-name="Standard"/>
      <text:p text:style-name="Standard">9/6/13</text:p>
      <text:p text:style-name="Standard">Start: 4:26 PM</text:p>
      <text:p text:style-name="Standard">Projected stop: 12:26 AM</text:p>
      <text:p text:style-name="Standard">Stop:</text:p>
      <text:p text:style-name="Standard">Time:</text:p>
      <text:p text:style-name="Standard">Goal: 8 hours</text:p>
      <text:p text:style-name="Standard">Notes:</text:p>
      <text:p text:style-name="Standard"/>
      <text:p text:style-name="Standard">9/8/13</text:p>
      <text:p text:style-name="Standard">Start: 1:00 PM</text:p>
      <text:p text:style-name="Standard">Projected stop: 9:00 PM</text:p>
      <text:p text:style-name="Standard">Stop: 10:08 PM</text:p>
      <text:p text:style-name="Standard">Time: 9 hours 8 minutes</text:p>
      <text:p text:style-name="Standard">Goal: 8 hours</text:p>
      <text:p text:style-name="Standard">Notes:</text:p>
      <text:p text:style-name="Standard"/>
      <text:p text:style-name="Standard">9/9/13</text:p>
      <text:p text:style-name="Standard">Start: 6:50 PM</text:p>
      <text:p text:style-name="Standard">Projected stop: 2:50 AM</text:p>
      <text:p text:style-name="Standard">Stop: 1:34 AM</text:p>
      <text:p text:style-name="Standard">Time: 6 hours 16 minutes<text:line-break/>Goal: 8 hours</text:p>
      <text:p text:style-name="Standard">Notes: If I see another drop down button I'm going to vomit</text:p>
      <text:p text:style-name="Standard"/>
      <text:p text:style-name="Standard">9/10/13</text:p>
      <text:p text:style-name="Standard">Start: 10:07 PM</text:p>
      <text:p text:style-name="Standard">Projected stop: 6:07 AM</text:p>
      <text:p text:style-name="Standard">Stop:</text:p>
      <text:p text:style-name="Standard">Time:</text:p>
      <text:p text:style-name="Standard">Goal: 8 hours</text:p>
      <text:p text:style-name="Standard">Notes:</text:p>
      <text:p text:style-name="Standard"/>
      <text:p text:style-name="Standard"/>
      <text:p text:style-name="Standard"><text:soft-page-break/>9/16/13</text:p>
      <text:p text:style-name="Standard">Start: 2:30 AM</text:p>
      <text:p text:style-name="Standard">Projected stop: 10:30 AM</text:p>
      <text:p text:style-name="Standard">Stop:</text:p>
      <text:p text:style-name="Standard">Time:</text:p>
      <text:p text:style-name="Standard">Goal: 8 hours</text:p>
      <text:p text:style-name="Standard">Notes:</text:p>
      <text:p text:style-name="Standard"/>
      <text:p text:style-name="Standard">9/19/13</text:p>
      <text:p text:style-name="Standard">Start: 5:00 AM</text:p>
      <text:p text:style-name="Standard">Projected stop: 1:00 PM</text:p>
      <text:p text:style-name="Standard">Stop: 1:00 PM</text:p>
      <text:p text:style-name="Standard">Time: 8 hours</text:p>
      <text:p text:style-name="Standard">Goal: 8 hours</text:p>
      <text:p text:style-name="Standard">Notes:</text:p>
      <text:p text:style-name="Standard"/>
      <text:p text:style-name="Standard">9/23/13</text:p>
      <text:p text:style-name="Standard">Start: 9:20 AM</text:p>
      <text:p text:style-name="Standard">Projected stop: 5:20 PM</text:p>
      <text:p text:style-name="Standard">Stop:</text:p>
      <text:p text:style-name="Standard">Time:</text:p>
      <text:p text:style-name="Standard">Goal: 8 hours</text:p>
      <text:p text:style-name="Standard">Notes:</text:p>
      <text:p text:style-name="Standard"/>
      <text:p text:style-name="Standard">9/30/13</text:p>
      <text:p text:style-name="Standard">Start: 2:20 PM</text:p>
      <text:p text:style-name="Standard">Projected stop:</text:p>
      <text:p text:style-name="Standard">Stop:</text:p>
      <text:p text:style-name="Standard">Time:</text:p>
      <text:p text:style-name="Standard">Goal:</text:p>
      <text:p text:style-name="Standard">Notes:</text:p>
      <text:p text:style-name="Standard"/>
      <text:p text:style-name="Standard">10/28/13</text:p>
      <text:p text:style-name="Standard">Start: 11:50 AM</text:p>
      <text:p text:style-name="Standard">Projected stop: 7:50 PM</text:p>
      <text:p text:style-name="Standard">Stop:</text:p>
      <text:p text:style-name="Standard">Time:</text:p>
      <text:p text:style-name="Standard">Goal: 8 hours</text:p>
      <text:p text:style-name="Standard">Note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1/4/13</text:p>
      <text:p text:style-name="Standard">Start: 3:09 PM</text:p>
      <text:p text:style-name="Standard">Stop: 4:31 PM</text:p>
      <text:p text:style-name="Standard">Projected stop: 11:09 PM</text:p>
      <text:p text:style-name="Standard">Time: 1 hour 22 minutes</text:p>
      <text:p text:style-name="Standard">Start: 8:20 PM</text:p>
      <text:p text:style-name="Standard">Stop:</text:p>
      <text:p text:style-name="Standard">Projected stop: 3:00 AM</text:p>
      <text:p text:style-name="Standard">Time:</text:p>
      <text:p text:style-name="Standard">Goal: 8 hours</text:p>
      <text:p text:style-name="Standard">Notes:</text:p>
      <text:p text:style-name="Standard"/>
      <text:p text:style-name="Standard">11/5/13</text:p>
      <text:p text:style-name="Standard">Start: 5:09 PM</text:p>
      <text:p text:style-name="Standard">Stop:</text:p>
      <text:p text:style-name="Standard">Projected stop: 1:09 AM</text:p>
      <text:p text:style-name="Standard">Time: </text:p>
      <text:p text:style-name="Standard">Goal: 8 hours</text:p>
      <text:p text:style-name="Standard">Notes:</text:p>
      <text:p text:style-name="Standard"/>
      <text:p text:style-name="Standard">11/7/13</text:p>
      <text:p text:style-name="Standard">Start: 4:13 PM</text:p>
      <text:p text:style-name="Standard">Stop:</text:p>
      <text:p text:style-name="Standard">Projected stop: 12:13 AM</text:p>
      <text:p text:style-name="Standard">Time:</text:p>
      <text:p text:style-name="Standard">Goal: 8 hours</text:p>
      <text:p text:style-name="Standard">Notes:</text:p>
      <text:p text:style-name="Standard"/>
      <text:p text:style-name="Standard">11/8/13</text:p>
      <text:p text:style-name="Standard">Start: 5:20 PM</text:p>
      <text:p text:style-name="Standard">Stop:</text:p>
      <text:p text:style-name="Standard">Projected stop: 1:20 AM</text:p>
      <text:p text:style-name="Standard">Time:</text:p>
      <text:p text:style-name="Standard">Goal: 8 hours</text:p>
      <text:p text:style-name="Standard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09:40:34.74</meta:creation-date>
    <dc:date>2013-11-08T17:20:59.48</dc:date>
    <meta:editing-duration>P15DT17H50M39S</meta:editing-duration>
    <meta:editing-cycles>84</meta:editing-cycles>
    <meta:generator>OpenOffice.org/3.4.1$Win32 OpenOffice.org_project/341m1$Build-9593</meta:generator>
    <meta:document-statistic meta:table-count="0" meta:image-count="0" meta:object-count="0" meta:page-count="8" meta:paragraph-count="308" meta:word-count="865" meta:character-count="4505"/>
  </office:meta>
</office:document-meta>
</file>